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35.01pt"/>
    </style:style>
    <style:style style:name="co4" style:family="table-column">
      <style:table-column-properties fo:break-before="auto" style:column-width="33.76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7.5pt"/>
    </style:style>
    <style:style style:name="co7" style:family="table-column">
      <style:table-column-properties fo:break-before="auto" style:column-width="38.1pt"/>
    </style:style>
    <style:style style:name="co8" style:family="table-column">
      <style:table-column-properties fo:break-before="auto" style:column-width="40.65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50.66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44.39pt"/>
    </style:style>
    <style:style style:name="co13" style:family="table-column">
      <style:table-column-properties fo:break-before="auto" style:column-width="43.14pt"/>
    </style:style>
    <style:style style:name="co14" style:family="table-column">
      <style:table-column-properties fo:break-before="auto" style:column-width="38.7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ext-properties fo:font-style="normal" style:font-style-asian="normal" style:font-style-complex="normal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Hansen_Olivine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1" table:default-cell-style-name="ce4"/>
        <table:table-column table:style-name="co7" table:default-cell-style-name="ce4"/>
        <table:table-column table:style-name="co14" table:default-cell-style-name="ce2"/>
        <table:table-column table:style-name="co13" table:default-cell-style-name="ce4"/>
        <table:table-column table:style-name="co14" table:default-cell-style-name="ce4"/>
        <table:table-column table:style-name="co8" table:default-cell-style-name="ce4"/>
        <table:table-column table:style-name="co4" table:default-cell-style-name="ce4"/>
        <table:table-column table:style-name="co11" table:default-cell-style-name="ce4"/>
        <table:table-column table:style-name="co15" table:number-columns-repeated="998" table:default-cell-style-name="ce2"/>
        <table:table-row table:style-name="ro1">
          <table:table-cell table:style-name="Default" office:value-type="string" calcext:value-type="string">
            <text:p>//</text:p>
          </table:table-cell>
          <table:table-cell table:style-name="Default" office:value-type="string" calcext:value-type="string">
            <text:p>shear strain</text:p>
          </table:table-cell>
          <table:table-cell table:style-name="Default" table:number-columns-repeated="2"/>
          <table:table-cell table:style-name="Default" office:value-type="string" calcext:value-type="string">
            <text:p>ln(S1/S2)</text:p>
          </table:table-cell>
          <table:table-cell table:style-name="Default" table:number-columns-repeated="2"/>
          <table:table-cell table:style-name="Default" office:value-type="string" calcext:value-type="string">
            <text:p>ln(S2/S3)</text:p>
          </table:table-cell>
          <table:table-cell table:style-name="Default" table:number-columns-repeated="2"/>
          <table:table-cell table:style-name="Default" office:value-type="string" calcext:value-type="string">
            <text:p>S1/S2</text:p>
          </table:table-cell>
          <table:table-cell table:style-name="Default" table:number-columns-repeated="2"/>
          <table:table-cell table:style-name="Default" office:value-type="string" calcext:value-type="string">
            <text:p>S2/S3</text:p>
          </table:table-cell>
          <table:table-cell table:style-name="Default" table:number-columns-repeated="2"/>
          <table:table-cell table:style-name="Default" office:value-type="string" calcext:value-type="string">
            <text:p>[100]</text:p>
          </table:table-cell>
          <table:table-cell table:style-name="Default" table:number-columns-repeated="2"/>
          <table:table-cell table:style-name="Default" office:value-type="string" calcext:value-type="string">
            <text:p>[010]</text:p>
          </table:table-cell>
          <table:table-cell table:style-name="Default" table:number-columns-repeated="2"/>
          <table:table-cell table:style-name="Default" office:value-type="string" calcext:value-type="string">
            <text:p>[001]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stress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xE1</text:p>
          </table:table-cell>
          <table:table-cell table:style-name="Default" office:value-type="string" calcext:value-type="string">
            <text:p>xE2</text:p>
          </table:table-cell>
          <table:table-cell table:style-name="Default" office:value-type="string" calcext:value-type="string">
            <text:p>xE3</text:p>
          </table:table-cell>
          <table:table-cell table:style-name="Default" office:value-type="string" calcext:value-type="string">
            <text:p>xE1</text:p>
          </table:table-cell>
          <table:table-cell table:style-name="Default" office:value-type="string" calcext:value-type="string">
            <text:p>xE2</text:p>
          </table:table-cell>
          <table:table-cell table:style-name="Default" office:value-type="string" calcext:value-type="string">
            <text:p>xE3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[001]</text:p>
          </table:table-cell>
          <table:table-cell table:number-columns-repeated="6" office:value-type="float" office:value="0.1" calcext:value-type="float">
            <text:p>0.1</text:p>
          </table:table-cell>
          <table:table-cell table:formula="of:=EXP([.E3])" office:value-type="float" office:value="1.10517091807565" calcext:value-type="float">
            <text:p>1.105</text:p>
          </table:table-cell>
          <table:table-cell table:formula="of:=EXP([.F3])" office:value-type="float" office:value="1.10517091807565" calcext:value-type="float">
            <text:p>1.105</text:p>
          </table:table-cell>
          <table:table-cell table:formula="of:=EXP([.G3])" office:value-type="float" office:value="1.10517091807565" calcext:value-type="float">
            <text:p>1.105</text:p>
          </table:table-cell>
          <table:table-cell table:formula="of:=EXP([.H3])" office:value-type="float" office:value="1.10517091807565" calcext:value-type="float">
            <text:p>1.105</text:p>
          </table:table-cell>
          <table:table-cell table:formula="of:=EXP([.I3])" office:value-type="float" office:value="1.10517091807565" calcext:value-type="float">
            <text:p>1.105</text:p>
          </table:table-cell>
          <table:table-cell table:formula="of:=EXP([.J3])" office:value-type="float" office:value="1.10517091807565" calcext:value-type="float">
            <text:p>1.105</text:p>
          </table:table-cell>
          <table:table-cell table:formula="of:=[.K3]*[.R3]" office:value-type="float" office:value="0.367165401110926" calcext:value-type="float">
            <text:p>0.37</text:p>
          </table:table-cell>
          <table:table-cell table:formula="of:=1/([.K3]+(1/[.N3]) + 1)" office:value-type="float" office:value="0.332224993533347" calcext:value-type="float">
            <text:p>0.33</text:p>
          </table:table-cell>
          <table:table-cell table:formula="of:=[.R3]/[.N3]" office:value-type="float" office:value="0.300609605355727" calcext:value-type="float">
            <text:p>0.30</text:p>
          </table:table-cell>
          <table:table-cell table:formula="of:=[.L3]*[.U3]" office:value-type="float" office:value="0.367165401110926" calcext:value-type="float">
            <text:p>0.4</text:p>
          </table:table-cell>
          <table:table-cell table:formula="of:=1/([.L3]+(1/[.O3])+1)" office:value-type="float" office:value="0.332224993533347" calcext:value-type="float">
            <text:p>0.33</text:p>
          </table:table-cell>
          <table:table-cell table:formula="of:=[.U3]/[.O3]" office:value-type="float" office:value="0.300609605355727" calcext:value-type="float">
            <text:p>0.30</text:p>
          </table:table-cell>
          <table:table-cell table:formula="of:=[.M3]*[.X3]" office:value-type="float" office:value="0.367165401110926" calcext:value-type="float">
            <text:p>0.37</text:p>
          </table:table-cell>
          <table:table-cell table:formula="of:=1/([.M3]+(1/[.P3])+1)" office:value-type="float" office:value="0.332224993533347" calcext:value-type="float">
            <text:p>0.33</text:p>
          </table:table-cell>
          <table:table-cell table:formula="of:=[.X3]/[.P3]" office:value-type="float" office:value="0.300609605355727" calcext:value-type="float">
            <text:p>0.3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.0</text:p>
          </table:table-cell>
          <table:table-cell office:value-type="string" calcext:value-type="string">
            <text:p>[001]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EXP([.E4])" office:value-type="float" office:value="1.349858807576" calcext:value-type="float">
            <text:p>1.350</text:p>
          </table:table-cell>
          <table:table-cell table:formula="of:=EXP([.F4])" office:value-type="float" office:value="1.82211880039051" calcext:value-type="float">
            <text:p>1.822</text:p>
          </table:table-cell>
          <table:table-cell table:formula="of:=EXP([.G4])" office:value-type="float" office:value="1.22140275816017" calcext:value-type="float">
            <text:p>1.221</text:p>
          </table:table-cell>
          <table:table-cell table:formula="of:=EXP([.H4])" office:value-type="float" office:value="1.349858807576" calcext:value-type="float">
            <text:p>1.350</text:p>
          </table:table-cell>
          <table:table-cell table:formula="of:=EXP([.I4])" office:value-type="float" office:value="1.22140275816017" calcext:value-type="float">
            <text:p>1.221</text:p>
          </table:table-cell>
          <table:table-cell table:formula="of:=EXP([.J4])" office:value-type="float" office:value="1.349858807576" calcext:value-type="float">
            <text:p>1.350</text:p>
          </table:table-cell>
          <table:table-cell table:formula="of:=[.K4]*[.R4]" office:value-type="float" office:value="0.436751816910791" calcext:value-type="float">
            <text:p>0.44</text:p>
          </table:table-cell>
          <table:table-cell table:formula="of:=1/([.K4]+(1/[.N4]) + 1)" office:value-type="float" office:value="0.323553703883359" calcext:value-type="float">
            <text:p>0.32</text:p>
          </table:table-cell>
          <table:table-cell table:formula="of:=[.R4]/[.N4]" office:value-type="float" office:value="0.23969447920585" calcext:value-type="float">
            <text:p>0.24</text:p>
          </table:table-cell>
          <table:table-cell table:formula="of:=[.L4]*[.U4]" office:value-type="float" office:value="0.500465282520298" calcext:value-type="float">
            <text:p>0.5</text:p>
          </table:table-cell>
          <table:table-cell table:formula="of:=1/([.L4]+(1/[.O4])+1)" office:value-type="float" office:value="0.274661170508224" calcext:value-type="float">
            <text:p>0.27</text:p>
          </table:table-cell>
          <table:table-cell table:formula="of:=[.U4]/[.O4]" office:value-type="float" office:value="0.224873546971478" calcext:value-type="float">
            <text:p>0.22</text:p>
          </table:table-cell>
          <table:table-cell table:formula="of:=[.M4]*[.X4]" office:value-type="float" office:value="0.412326685579578" calcext:value-type="float">
            <text:p>0.41</text:p>
          </table:table-cell>
          <table:table-cell table:formula="of:=1/([.M4]+(1/[.P4])+1)" office:value-type="float" office:value="0.337584537798716" calcext:value-type="float">
            <text:p>0.34</text:p>
          </table:table-cell>
          <table:table-cell table:formula="of:=[.X4]/[.P4]" office:value-type="float" office:value="0.250088776621706" calcext:value-type="float">
            <text:p>0.2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.0</text:p>
          </table:table-cell>
          <table:table-cell office:value-type="string" calcext:value-type="string">
            <text:p>[001]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EXP([.E5])" office:value-type="float" office:value="1.22140275816017" calcext:value-type="float">
            <text:p>1.221</text:p>
          </table:table-cell>
          <table:table-cell table:formula="of:=EXP([.F5])" office:value-type="float" office:value="1.22140275816017" calcext:value-type="float">
            <text:p>1.221</text:p>
          </table:table-cell>
          <table:table-cell table:formula="of:=EXP([.G5])" office:value-type="float" office:value="1.10517091807565" calcext:value-type="float">
            <text:p>1.105</text:p>
          </table:table-cell>
          <table:table-cell table:formula="of:=EXP([.H5])" office:value-type="float" office:value="1.22140275816017" calcext:value-type="float">
            <text:p>1.221</text:p>
          </table:table-cell>
          <table:table-cell table:formula="of:=EXP([.I5])" office:value-type="float" office:value="1.349858807576" calcext:value-type="float">
            <text:p>1.350</text:p>
          </table:table-cell>
          <table:table-cell table:formula="of:=EXP([.J5])" office:value-type="float" office:value="1.22140275816017" calcext:value-type="float">
            <text:p>1.221</text:p>
          </table:table-cell>
          <table:table-cell table:formula="of:=[.K5]*[.R5]" office:value-type="float" office:value="0.401759578533355" calcext:value-type="float">
            <text:p>0.40</text:p>
          </table:table-cell>
          <table:table-cell table:formula="of:=1/([.K5]+(1/[.N5]) + 1)" office:value-type="float" office:value="0.328932922288907" calcext:value-type="float">
            <text:p>0.33</text:p>
          </table:table-cell>
          <table:table-cell table:formula="of:=[.R5]/[.N5]" office:value-type="float" office:value="0.269307499177738" calcext:value-type="float">
            <text:p>0.27</text:p>
          </table:table-cell>
          <table:table-cell table:formula="of:=[.L5]*[.U5]" office:value-type="float" office:value="0.412326685579578" calcext:value-type="float">
            <text:p>0.4</text:p>
          </table:table-cell>
          <table:table-cell table:formula="of:=1/([.L5]+(1/[.O5])+1)" office:value-type="float" office:value="0.337584537798716" calcext:value-type="float">
            <text:p>0.34</text:p>
          </table:table-cell>
          <table:table-cell table:formula="of:=[.U5]/[.O5]" office:value-type="float" office:value="0.250088776621706" calcext:value-type="float">
            <text:p>0.25</text:p>
          </table:table-cell>
          <table:table-cell table:formula="of:=[.M5]*[.X5]" office:value-type="float" office:value="0.377978140981602" calcext:value-type="float">
            <text:p>0.38</text:p>
          </table:table-cell>
          <table:table-cell table:formula="of:=1/([.M5]+(1/[.P5])+1)" office:value-type="float" office:value="0.342008765159824" calcext:value-type="float">
            <text:p>0.34</text:p>
          </table:table-cell>
          <table:table-cell table:formula="of:=[.X5]/[.P5]" office:value-type="float" office:value="0.280013093858573" calcext:value-type="float">
            <text:p>0.28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150" calcext:value-type="float">
            <text:p>150.0</text:p>
          </table:table-cell>
          <table:table-cell office:value-type="string" calcext:value-type="string">
            <text:p>[001]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EXP([.E6])" office:value-type="float" office:value="1.349858807576" calcext:value-type="float">
            <text:p>1.350</text:p>
          </table:table-cell>
          <table:table-cell table:formula="of:=EXP([.F6])" office:value-type="float" office:value="1.22140275816017" calcext:value-type="float">
            <text:p>1.221</text:p>
          </table:table-cell>
          <table:table-cell table:formula="of:=EXP([.G6])" office:value-type="float" office:value="1.10517091807565" calcext:value-type="float">
            <text:p>1.105</text:p>
          </table:table-cell>
          <table:table-cell table:formula="of:=EXP([.H6])" office:value-type="float" office:value="1.22140275816017" calcext:value-type="float">
            <text:p>1.221</text:p>
          </table:table-cell>
          <table:table-cell table:formula="of:=EXP([.I6])" office:value-type="float" office:value="1.349858807576" calcext:value-type="float">
            <text:p>1.350</text:p>
          </table:table-cell>
          <table:table-cell table:formula="of:=EXP([.J6])" office:value-type="float" office:value="1.10517091807565" calcext:value-type="float">
            <text:p>1.105</text:p>
          </table:table-cell>
          <table:table-cell table:formula="of:=[.K6]*[.R6]" office:value-type="float" office:value="0.426012514949206" calcext:value-type="float">
            <text:p>0.43</text:p>
          </table:table-cell>
          <table:table-cell table:formula="of:=1/([.K6]+(1/[.N6]) + 1)" office:value-type="float" office:value="0.315597833312814" calcext:value-type="float">
            <text:p>0.32</text:p>
          </table:table-cell>
          <table:table-cell table:formula="of:=[.R6]/[.N6]" office:value-type="float" office:value="0.25838965173798" calcext:value-type="float">
            <text:p>0.26</text:p>
          </table:table-cell>
          <table:table-cell table:formula="of:=[.L6]*[.U6]" office:value-type="float" office:value="0.412326685579578" calcext:value-type="float">
            <text:p>0.4</text:p>
          </table:table-cell>
          <table:table-cell table:formula="of:=1/([.L6]+(1/[.O6])+1)" office:value-type="float" office:value="0.337584537798716" calcext:value-type="float">
            <text:p>0.34</text:p>
          </table:table-cell>
          <table:table-cell table:formula="of:=[.U6]/[.O6]" office:value-type="float" office:value="0.250088776621706" calcext:value-type="float">
            <text:p>0.25</text:p>
          </table:table-cell>
          <table:table-cell table:formula="of:=[.M6]*[.X6]" office:value-type="float" office:value="0.367165401110926" calcext:value-type="float">
            <text:p>0.37</text:p>
          </table:table-cell>
          <table:table-cell table:formula="of:=1/([.M6]+(1/[.P6])+1)" office:value-type="float" office:value="0.332224993533347" calcext:value-type="float">
            <text:p>0.33</text:p>
          </table:table-cell>
          <table:table-cell table:formula="of:=[.X6]/[.P6]" office:value-type="float" office:value="0.300609605355727" calcext:value-type="float">
            <text:p>0.3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office:value-type="float" office:value="43" calcext:value-type="float">
            <text:p>43.0</text:p>
          </table:table-cell>
          <table:table-cell office:value-type="string" calcext:value-type="string">
            <text:p>[001]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7])" office:value-type="float" office:value="1.82211880039051" calcext:value-type="float">
            <text:p>1.822</text:p>
          </table:table-cell>
          <table:table-cell table:formula="of:=EXP([.F7])" office:value-type="float" office:value="1.349858807576" calcext:value-type="float">
            <text:p>1.350</text:p>
          </table:table-cell>
          <table:table-cell table:formula="of:=EXP([.G7])" office:value-type="float" office:value="1.22140275816017" calcext:value-type="float">
            <text:p>1.221</text:p>
          </table:table-cell>
          <table:table-cell table:formula="of:=EXP([.H7])" office:value-type="float" office:value="1.49182469764127" calcext:value-type="float">
            <text:p>1.492</text:p>
          </table:table-cell>
          <table:table-cell table:formula="of:=EXP([.I7])" office:value-type="float" office:value="2.01375270747048" calcext:value-type="float">
            <text:p>2.014</text:p>
          </table:table-cell>
          <table:table-cell table:formula="of:=EXP([.J7])" office:value-type="float" office:value="1.349858807576" calcext:value-type="float">
            <text:p>1.350</text:p>
          </table:table-cell>
          <table:table-cell table:formula="of:=[.K7]*[.R7]" office:value-type="float" office:value="0.521732485668318" calcext:value-type="float">
            <text:p>0.52</text:p>
          </table:table-cell>
          <table:table-cell table:formula="of:=1/([.K7]+(1/[.N7]) + 1)" office:value-type="float" office:value="0.286332859063033" calcext:value-type="float">
            <text:p>0.29</text:p>
          </table:table-cell>
          <table:table-cell table:formula="of:=[.R7]/[.N7]" office:value-type="float" office:value="0.191934655268649" calcext:value-type="float">
            <text:p>0.19</text:p>
          </table:table-cell>
          <table:table-cell table:formula="of:=[.L7]*[.U7]" office:value-type="float" office:value="0.474226352165242" calcext:value-type="float">
            <text:p>0.5</text:p>
          </table:table-cell>
          <table:table-cell table:formula="of:=1/([.L7]+(1/[.O7])+1)" office:value-type="float" office:value="0.351315522411437" calcext:value-type="float">
            <text:p>0.35</text:p>
          </table:table-cell>
          <table:table-cell table:formula="of:=[.U7]/[.O7]" office:value-type="float" office:value="0.174458125423321" calcext:value-type="float">
            <text:p>0.17</text:p>
          </table:table-cell>
          <table:table-cell table:formula="of:=[.M7]*[.X7]" office:value-type="float" office:value="0.412326685579578" calcext:value-type="float">
            <text:p>0.41</text:p>
          </table:table-cell>
          <table:table-cell table:formula="of:=1/([.M7]+(1/[.P7])+1)" office:value-type="float" office:value="0.337584537798716" calcext:value-type="float">
            <text:p>0.34</text:p>
          </table:table-cell>
          <table:table-cell table:formula="of:=[.X7]/[.P7]" office:value-type="float" office:value="0.250088776621706" calcext:value-type="float">
            <text:p>0.25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.0</text:p>
          </table:table-cell>
          <table:table-cell office:value-type="string" calcext:value-type="string">
            <text:p>[001]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formula="of:=EXP([.E8])" office:value-type="float" office:value="1.49182469764127" calcext:value-type="float">
            <text:p>1.492</text:p>
          </table:table-cell>
          <table:table-cell table:formula="of:=EXP([.F8])" office:value-type="float" office:value="1.349858807576" calcext:value-type="float">
            <text:p>1.350</text:p>
          </table:table-cell>
          <table:table-cell table:formula="of:=EXP([.G8])" office:value-type="float" office:value="1.10517091807565" calcext:value-type="float">
            <text:p>1.105</text:p>
          </table:table-cell>
          <table:table-cell table:formula="of:=EXP([.H8])" office:value-type="float" office:value="2.45960311115695" calcext:value-type="float">
            <text:p>2.460</text:p>
          </table:table-cell>
          <table:table-cell table:formula="of:=EXP([.I8])" office:value-type="float" office:value="2.45960311115695" calcext:value-type="float">
            <text:p>2.460</text:p>
          </table:table-cell>
          <table:table-cell table:formula="of:=EXP([.J8])" office:value-type="float" office:value="1.22140275816017" calcext:value-type="float">
            <text:p>1.221</text:p>
          </table:table-cell>
          <table:table-cell table:formula="of:=[.K8]*[.R8]" office:value-type="float" office:value="0.514707287447537" calcext:value-type="float">
            <text:p>0.51</text:p>
          </table:table-cell>
          <table:table-cell table:formula="of:=1/([.K8]+(1/[.N8]) + 1)" office:value-type="float" office:value="0.345018612616712" calcext:value-type="float">
            <text:p>0.35</text:p>
          </table:table-cell>
          <table:table-cell table:formula="of:=[.R8]/[.N8]" office:value-type="float" office:value="0.14027409993575" calcext:value-type="float">
            <text:p>0.14</text:p>
          </table:table-cell>
          <table:table-cell table:formula="of:=[.L8]*[.U8]" office:value-type="float" office:value="0.489712983152469" calcext:value-type="float">
            <text:p>0.5</text:p>
          </table:table-cell>
          <table:table-cell table:formula="of:=1/([.L8]+(1/[.O8])+1)" office:value-type="float" office:value="0.362788300823749" calcext:value-type="float">
            <text:p>0.36</text:p>
          </table:table-cell>
          <table:table-cell table:formula="of:=[.U8]/[.O8]" office:value-type="float" office:value="0.147498716023782" calcext:value-type="float">
            <text:p>0.15</text:p>
          </table:table-cell>
          <table:table-cell table:formula="of:=[.M8]*[.X8]" office:value-type="float" office:value="0.377978140981602" calcext:value-type="float">
            <text:p>0.38</text:p>
          </table:table-cell>
          <table:table-cell table:formula="of:=1/([.M8]+(1/[.P8])+1)" office:value-type="float" office:value="0.342008765159824" calcext:value-type="float">
            <text:p>0.34</text:p>
          </table:table-cell>
          <table:table-cell table:formula="of:=[.X8]/[.P8]" office:value-type="float" office:value="0.280013093858573" calcext:value-type="float">
            <text:p>0.28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52" calcext:value-type="float">
            <text:p>52.0</text:p>
          </table:table-cell>
          <table:table-cell office:value-type="string" calcext:value-type="string">
            <text:p>[001]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formula="of:=EXP([.E9])" office:value-type="float" office:value="3.32011692273655" calcext:value-type="float">
            <text:p>3.320</text:p>
          </table:table-cell>
          <table:table-cell table:formula="of:=EXP([.F9])" office:value-type="float" office:value="2.01375270747048" calcext:value-type="float">
            <text:p>2.014</text:p>
          </table:table-cell>
          <table:table-cell table:formula="of:=EXP([.G9])" office:value-type="float" office:value="2.01375270747048" calcext:value-type="float">
            <text:p>2.014</text:p>
          </table:table-cell>
          <table:table-cell table:formula="of:=EXP([.H9])" office:value-type="float" office:value="1.349858807576" calcext:value-type="float">
            <text:p>1.350</text:p>
          </table:table-cell>
          <table:table-cell table:formula="of:=EXP([.I9])" office:value-type="float" office:value="2.45960311115695" calcext:value-type="float">
            <text:p>2.460</text:p>
          </table:table-cell>
          <table:table-cell table:formula="of:=EXP([.J9])" office:value-type="float" office:value="1.64872127070013" calcext:value-type="float">
            <text:p>1.649</text:p>
          </table:table-cell>
          <table:table-cell table:formula="of:=[.K9]*[.R9]" office:value-type="float" office:value="0.656028348249898" calcext:value-type="float">
            <text:p>0.66</text:p>
          </table:table-cell>
          <table:table-cell table:formula="of:=1/([.K9]+(1/[.N9]) + 1)" office:value-type="float" office:value="0.197591941343192" calcext:value-type="float">
            <text:p>0.20</text:p>
          </table:table-cell>
          <table:table-cell table:formula="of:=[.R9]/[.N9]" office:value-type="float" office:value="0.14637971040691" calcext:value-type="float">
            <text:p>0.15</text:p>
          </table:table-cell>
          <table:table-cell table:formula="of:=[.L9]*[.U9]" office:value-type="float" office:value="0.588761084854258" calcext:value-type="float">
            <text:p>0.6</text:p>
          </table:table-cell>
          <table:table-cell table:formula="of:=1/([.L9]+(1/[.O9])+1)" office:value-type="float" office:value="0.292370102182911" calcext:value-type="float">
            <text:p>0.29</text:p>
          </table:table-cell>
          <table:table-cell table:formula="of:=[.U9]/[.O9]" office:value-type="float" office:value="0.11886881296283" calcext:value-type="float">
            <text:p>0.12</text:p>
          </table:table-cell>
          <table:table-cell table:formula="of:=[.M9]*[.X9]" office:value-type="float" office:value="0.55624173668962" calcext:value-type="float">
            <text:p>0.56</text:p>
          </table:table-cell>
          <table:table-cell table:formula="of:=1/([.M9]+(1/[.P9])+1)" office:value-type="float" office:value="0.276221471795476" calcext:value-type="float">
            <text:p>0.28</text:p>
          </table:table-cell>
          <table:table-cell table:formula="of:=[.X9]/[.P9]" office:value-type="float" office:value="0.167536791514904" calcext:value-type="float">
            <text:p>0.1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[001]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formula="of:=EXP([.E10])" office:value-type="float" office:value="4.48168907033806" calcext:value-type="float">
            <text:p>4.482</text:p>
          </table:table-cell>
          <table:table-cell table:formula="of:=EXP([.F10])" office:value-type="float" office:value="1.64872127070013" calcext:value-type="float">
            <text:p>1.649</text:p>
          </table:table-cell>
          <table:table-cell table:formula="of:=EXP([.G10])" office:value-type="float" office:value="1.64872127070013" calcext:value-type="float">
            <text:p>1.649</text:p>
          </table:table-cell>
          <table:table-cell table:formula="of:=EXP([.H10])" office:value-type="float" office:value="2.71828182845904" calcext:value-type="float">
            <text:p>2.718</text:p>
          </table:table-cell>
          <table:table-cell table:formula="of:=EXP([.I10])" office:value-type="float" office:value="2.45960311115695" calcext:value-type="float">
            <text:p>2.460</text:p>
          </table:table-cell>
          <table:table-cell table:formula="of:=EXP([.J10])" office:value-type="float" office:value="3.66929666761924" calcext:value-type="float">
            <text:p>3.669</text:p>
          </table:table-cell>
          <table:table-cell table:formula="of:=[.K10]*[.R10]" office:value-type="float" office:value="0.766157206556342" calcext:value-type="float">
            <text:p>0.77</text:p>
          </table:table-cell>
          <table:table-cell table:formula="of:=1/([.K10]+(1/[.N10]) + 1)" office:value-type="float" office:value="0.17095278019779" calcext:value-type="float">
            <text:p>0.17</text:p>
          </table:table-cell>
          <table:table-cell table:formula="of:=[.R10]/[.N10]" office:value-type="float" office:value="0.0628900132458676" calcext:value-type="float">
            <text:p>0.06</text:p>
          </table:table-cell>
          <table:table-cell table:formula="of:=[.L10]*[.U10]" office:value-type="float" office:value="0.539628241053398" calcext:value-type="float">
            <text:p>0.5</text:p>
          </table:table-cell>
          <table:table-cell table:formula="of:=1/([.L10]+(1/[.O10])+1)" office:value-type="float" office:value="0.327301073045685" calcext:value-type="float">
            <text:p>0.33</text:p>
          </table:table-cell>
          <table:table-cell table:formula="of:=[.U10]/[.O10]" office:value-type="float" office:value="0.133070685900917" calcext:value-type="float">
            <text:p>0.13</text:p>
          </table:table-cell>
          <table:table-cell table:formula="of:=[.M10]*[.X10]" office:value-type="float" office:value="0.564388375374992" calcext:value-type="float">
            <text:p>0.56</text:p>
          </table:table-cell>
          <table:table-cell table:formula="of:=1/([.M10]+(1/[.P10])+1)" office:value-type="float" office:value="0.342318853650335" calcext:value-type="float">
            <text:p>0.34</text:p>
          </table:table-cell>
          <table:table-cell table:formula="of:=[.X10]/[.P10]" office:value-type="float" office:value="0.0932927709746736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.0</text:p>
          </table:table-cell>
          <table:table-cell office:value-type="string" calcext:value-type="string">
            <text:p>[001]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.0</text:p>
          </table:table-cell>
          <table:table-cell table:formula="of:=EXP([.E11])" office:value-type="float" office:value="9.02501349943412" calcext:value-type="float">
            <text:p>9.025</text:p>
          </table:table-cell>
          <table:table-cell table:formula="of:=EXP([.F11])" office:value-type="float" office:value="2.22554092849247" calcext:value-type="float">
            <text:p>2.226</text:p>
          </table:table-cell>
          <table:table-cell table:formula="of:=EXP([.G11])" office:value-type="float" office:value="2.22554092849247" calcext:value-type="float">
            <text:p>2.226</text:p>
          </table:table-cell>
          <table:table-cell table:formula="of:=EXP([.H11])" office:value-type="float" office:value="1.22140275816017" calcext:value-type="float">
            <text:p>1.221</text:p>
          </table:table-cell>
          <table:table-cell table:formula="of:=EXP([.I11])" office:value-type="float" office:value="9.97418245481472" calcext:value-type="float">
            <text:p>9.974</text:p>
          </table:table-cell>
          <table:table-cell table:formula="of:=EXP([.J11])" office:value-type="float" office:value="2.71828182845904" calcext:value-type="float">
            <text:p>2.718</text:p>
          </table:table-cell>
          <table:table-cell table:formula="of:=[.K11]*[.R11]" office:value-type="float" office:value="0.832278343095684" calcext:value-type="float">
            <text:p>0.83</text:p>
          </table:table-cell>
          <table:table-cell table:formula="of:=1/([.K11]+(1/[.N11]) + 1)" office:value-type="float" office:value="0.0922190690515719" calcext:value-type="float">
            <text:p>0.09</text:p>
          </table:table-cell>
          <table:table-cell table:formula="of:=[.R11]/[.N11]" office:value-type="float" office:value="0.0755025878527439" calcext:value-type="float">
            <text:p>0.08</text:p>
          </table:table-cell>
          <table:table-cell table:formula="of:=[.L11]*[.U11]" office:value-type="float" office:value="0.669174659005423" calcext:value-type="float">
            <text:p>0.7</text:p>
          </table:table-cell>
          <table:table-cell table:formula="of:=1/([.L11]+(1/[.O11])+1)" office:value-type="float" office:value="0.300679556344401" calcext:value-type="float">
            <text:p>0.30</text:p>
          </table:table-cell>
          <table:table-cell table:formula="of:=[.U11]/[.O11]" office:value-type="float" office:value="0.0301457846501753" calcext:value-type="float">
            <text:p>0.03</text:p>
          </table:table-cell>
          <table:table-cell table:formula="of:=[.M11]*[.X11]" office:value-type="float" office:value="0.619337761671513" calcext:value-type="float">
            <text:p>0.62</text:p>
          </table:table-cell>
          <table:table-cell table:formula="of:=1/([.M11]+(1/[.P11])+1)" office:value-type="float" office:value="0.278286394890539" calcext:value-type="float">
            <text:p>0.28</text:p>
          </table:table-cell>
          <table:table-cell table:formula="of:=[.X11]/[.P11]" office:value-type="float" office:value="0.102375843437947" calcext:value-type="float">
            <text:p>0.10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[001]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table:formula="of:=EXP([.E12])" office:value-type="float" office:value="8.16616991256765" calcext:value-type="float">
            <text:p>8.166</text:p>
          </table:table-cell>
          <table:table-cell table:formula="of:=EXP([.F12])" office:value-type="float" office:value="1.82211880039051" calcext:value-type="float">
            <text:p>1.822</text:p>
          </table:table-cell>
          <table:table-cell table:formula="of:=EXP([.G12])" office:value-type="float" office:value="1.82211880039051" calcext:value-type="float">
            <text:p>1.822</text:p>
          </table:table-cell>
          <table:table-cell table:formula="of:=EXP([.H12])" office:value-type="float" office:value="1.49182469764127" calcext:value-type="float">
            <text:p>1.492</text:p>
          </table:table-cell>
          <table:table-cell table:formula="of:=EXP([.I12])" office:value-type="float" office:value="12.1824939607035" calcext:value-type="float">
            <text:p>12.182</text:p>
          </table:table-cell>
          <table:table-cell table:formula="of:=EXP([.J12])" office:value-type="float" office:value="3.66929666761924" calcext:value-type="float">
            <text:p>3.669</text:p>
          </table:table-cell>
          <table:table-cell table:formula="of:=[.K12]*[.R12]" office:value-type="float" office:value="0.830191455177085" calcext:value-type="float">
            <text:p>0.83</text:p>
          </table:table-cell>
          <table:table-cell table:formula="of:=1/([.K12]+(1/[.N12]) + 1)" office:value-type="float" office:value="0.101662280367131" calcext:value-type="float">
            <text:p>0.10</text:p>
          </table:table-cell>
          <table:table-cell table:formula="of:=[.R12]/[.N12]" office:value-type="float" office:value="0.0681462644557836" calcext:value-type="float">
            <text:p>0.07</text:p>
          </table:table-cell>
          <table:table-cell table:formula="of:=[.L12]*[.U12]" office:value-type="float" office:value="0.627407346897927" calcext:value-type="float">
            <text:p>0.6</text:p>
          </table:table-cell>
          <table:table-cell table:formula="of:=1/([.L12]+(1/[.O12])+1)" office:value-type="float" office:value="0.344328452548463" calcext:value-type="float">
            <text:p>0.34</text:p>
          </table:table-cell>
          <table:table-cell table:formula="of:=[.U12]/[.O12]" office:value-type="float" office:value="0.0282642005536098" calcext:value-type="float">
            <text:p>0.03</text:p>
          </table:table-cell>
          <table:table-cell table:formula="of:=[.M12]*[.X12]" office:value-type="float" office:value="0.588796293921558" calcext:value-type="float">
            <text:p>0.59</text:p>
          </table:table-cell>
          <table:table-cell table:formula="of:=1/([.M12]+(1/[.P12])+1)" office:value-type="float" office:value="0.323138257393189" calcext:value-type="float">
            <text:p>0.32</text:p>
          </table:table-cell>
          <table:table-cell table:formula="of:=[.X12]/[.P12]" office:value-type="float" office:value="0.0880654486852523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48" calcext:value-type="float">
            <text:p>48.0</text:p>
          </table:table-cell>
          <table:table-cell office:value-type="string" calcext:value-type="string">
            <text:p>[001]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formula="of:=EXP([.E13])" office:value-type="float" office:value="12.1824939607035" calcext:value-type="float">
            <text:p>12.182</text:p>
          </table:table-cell>
          <table:table-cell table:formula="of:=EXP([.F13])" office:value-type="float" office:value="1.49182469764127" calcext:value-type="float">
            <text:p>1.492</text:p>
          </table:table-cell>
          <table:table-cell table:formula="of:=EXP([.G13])" office:value-type="float" office:value="1.64872127070013" calcext:value-type="float">
            <text:p>1.649</text:p>
          </table:table-cell>
          <table:table-cell table:formula="of:=EXP([.H13])" office:value-type="float" office:value="2.45960311115695" calcext:value-type="float">
            <text:p>2.460</text:p>
          </table:table-cell>
          <table:table-cell table:formula="of:=EXP([.I13])" office:value-type="float" office:value="6.68589444227927" calcext:value-type="float">
            <text:p>6.686</text:p>
          </table:table-cell>
          <table:table-cell table:formula="of:=EXP([.J13])" office:value-type="float" office:value="12.1824939607035" calcext:value-type="float">
            <text:p>12.182</text:p>
          </table:table-cell>
          <table:table-cell table:formula="of:=[.K13]*[.R13]" office:value-type="float" office:value="0.896492525237391" calcext:value-type="float">
            <text:p>0.90</text:p>
          </table:table-cell>
          <table:table-cell table:formula="of:=1/([.K13]+(1/[.N13]) + 1)" office:value-type="float" office:value="0.0735885877004468" calcext:value-type="float">
            <text:p>0.07</text:p>
          </table:table-cell>
          <table:table-cell table:formula="of:=[.R13]/[.N13]" office:value-type="float" office:value="0.0299188870621619" calcext:value-type="float">
            <text:p>0.03</text:p>
          </table:table-cell>
          <table:table-cell table:formula="of:=[.L13]*[.U13]" office:value-type="float" office:value="0.564787034220445" calcext:value-type="float">
            <text:p>0.6</text:p>
          </table:table-cell>
          <table:table-cell table:formula="of:=1/([.L13]+(1/[.O13])+1)" office:value-type="float" office:value="0.378588070778981" calcext:value-type="float">
            <text:p>0.38</text:p>
          </table:table-cell>
          <table:table-cell table:formula="of:=[.U13]/[.O13]" office:value-type="float" office:value="0.0566248950005734" calcext:value-type="float">
            <text:p>0.06</text:p>
          </table:table-cell>
          <table:table-cell table:formula="of:=[.M13]*[.X13]" office:value-type="float" office:value="0.603748896148626" calcext:value-type="float">
            <text:p>0.60</text:p>
          </table:table-cell>
          <table:table-cell table:formula="of:=1/([.M13]+(1/[.P13])+1)" office:value-type="float" office:value="0.3661922162818" calcext:value-type="float">
            <text:p>0.37</text:p>
          </table:table-cell>
          <table:table-cell table:formula="of:=[.X13]/[.P13]" office:value-type="float" office:value="0.0300588875695739" calcext:value-type="float">
            <text:p>0.03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office:value-type="float" office:value="117" calcext:value-type="float">
            <text:p>117.0</text:p>
          </table:table-cell>
          <table:table-cell office:value-type="string" calcext:value-type="string">
            <text:p>[001]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formula="of:=EXP([.E14])" office:value-type="float" office:value="14.8797317248728" calcext:value-type="float">
            <text:p>14.880</text:p>
          </table:table-cell>
          <table:table-cell table:formula="of:=EXP([.F14])" office:value-type="float" office:value="1.64872127070013" calcext:value-type="float">
            <text:p>1.649</text:p>
          </table:table-cell>
          <table:table-cell table:formula="of:=EXP([.G14])" office:value-type="float" office:value="1.64872127070013" calcext:value-type="float">
            <text:p>1.649</text:p>
          </table:table-cell>
          <table:table-cell table:formula="of:=EXP([.H14])" office:value-type="float" office:value="1.349858807576" calcext:value-type="float">
            <text:p>1.350</text:p>
          </table:table-cell>
          <table:table-cell table:formula="of:=EXP([.I14])" office:value-type="float" office:value="14.8797317248728" calcext:value-type="float">
            <text:p>14.880</text:p>
          </table:table-cell>
          <table:table-cell table:formula="of:=EXP([.J14])" office:value-type="float" office:value="6.04964746441295" calcext:value-type="float">
            <text:p>6.050</text:p>
          </table:table-cell>
          <table:table-cell table:formula="of:=[.K14]*[.R14]" office:value-type="float" office:value="0.895261093863664" calcext:value-type="float">
            <text:p>0.90</text:p>
          </table:table-cell>
          <table:table-cell table:formula="of:=1/([.K14]+(1/[.N14]) + 1)" office:value-type="float" office:value="0.0601664808490568" calcext:value-type="float">
            <text:p>0.06</text:p>
          </table:table-cell>
          <table:table-cell table:formula="of:=[.R14]/[.N14]" office:value-type="float" office:value="0.044572425287279" calcext:value-type="float">
            <text:p>0.04</text:p>
          </table:table-cell>
          <table:table-cell table:formula="of:=[.L14]*[.U14]" office:value-type="float" office:value="0.607056596942547" calcext:value-type="float">
            <text:p>0.6</text:p>
          </table:table-cell>
          <table:table-cell table:formula="of:=1/([.L14]+(1/[.O14])+1)" office:value-type="float" office:value="0.368198438226469" calcext:value-type="float">
            <text:p>0.37</text:p>
          </table:table-cell>
          <table:table-cell table:formula="of:=[.U14]/[.O14]" office:value-type="float" office:value="0.024744964830985" calcext:value-type="float">
            <text:p>0.02</text:p>
          </table:table-cell>
          <table:table-cell table:formula="of:=[.M14]*[.X14]" office:value-type="float" office:value="0.58589533037741" calcext:value-type="float">
            <text:p>0.59</text:p>
          </table:table-cell>
          <table:table-cell table:formula="of:=1/([.M14]+(1/[.P14])+1)" office:value-type="float" office:value="0.355363481256361" calcext:value-type="float">
            <text:p>0.36</text:p>
          </table:table-cell>
          <table:table-cell table:formula="of:=[.X14]/[.P14]" office:value-type="float" office:value="0.0587411883662291" calcext:value-type="float">
            <text:p>0.06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46" calcext:value-type="float">
            <text:p>46.0</text:p>
          </table:table-cell>
          <table:table-cell office:value-type="string" calcext:value-type="string">
            <text:p>[001]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table:formula="of:=EXP([.E15])" office:value-type="float" office:value="2.22554092849247" calcext:value-type="float">
            <text:p>2.226</text:p>
          </table:table-cell>
          <table:table-cell table:formula="of:=EXP([.F15])" office:value-type="float" office:value="4.48168907033806" calcext:value-type="float">
            <text:p>4.482</text:p>
          </table:table-cell>
          <table:table-cell table:formula="of:=EXP([.G15])" office:value-type="float" office:value="2.22554092849247" calcext:value-type="float">
            <text:p>2.226</text:p>
          </table:table-cell>
          <table:table-cell table:formula="of:=EXP([.H15])" office:value-type="float" office:value="1998.19589510412" calcext:value-type="float">
            <text:p>1998.196</text:p>
          </table:table-cell>
          <table:table-cell table:formula="of:=EXP([.I15])" office:value-type="float" office:value="200.336809974792" calcext:value-type="float">
            <text:p>200.337</text:p>
          </table:table-cell>
          <table:table-cell table:formula="of:=EXP([.J15])" office:value-type="float" office:value="2.01375270747048" calcext:value-type="float">
            <text:p>2.014</text:p>
          </table:table-cell>
          <table:table-cell table:formula="of:=[.K15]*[.R15]" office:value-type="float" office:value="0.689867446320103" calcext:value-type="float">
            <text:p>0.69</text:p>
          </table:table-cell>
          <table:table-cell table:formula="of:=1/([.K15]+(1/[.N15]) + 1)" office:value-type="float" office:value="0.309977425033205" calcext:value-type="float">
            <text:p>0.31</text:p>
          </table:table-cell>
          <table:table-cell table:formula="of:=[.R15]/[.N15]" office:value-type="float" office:value="0.000155128646692097" calcext:value-type="float">
            <text:p>0.00</text:p>
          </table:table-cell>
          <table:table-cell table:formula="of:=[.L15]*[.U15]" office:value-type="float" office:value="0.816830674973279" calcext:value-type="float">
            <text:p>0.8</text:p>
          </table:table-cell>
          <table:table-cell table:formula="of:=1/([.L15]+(1/[.O15])+1)" office:value-type="float" office:value="0.182259559320938" calcext:value-type="float">
            <text:p>0.18</text:p>
          </table:table-cell>
          <table:table-cell table:formula="of:=[.U15]/[.O15]" office:value-type="float" office:value="0.000909765705782534" calcext:value-type="float">
            <text:p>0.00</text:p>
          </table:table-cell>
          <table:table-cell table:formula="of:=[.M15]*[.X15]" office:value-type="float" office:value="0.597921937517656" calcext:value-type="float">
            <text:p>0.60</text:p>
          </table:table-cell>
          <table:table-cell table:formula="of:=1/([.M15]+(1/[.P15])+1)" office:value-type="float" office:value="0.26866364480777" calcext:value-type="float">
            <text:p>0.27</text:p>
          </table:table-cell>
          <table:table-cell table:formula="of:=[.X15]/[.P15]" office:value-type="float" office:value="0.133414417674574" calcext:value-type="float">
            <text:p>0.13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.0</text:p>
          </table:table-cell>
          <table:table-cell office:value-type="float" office:value="225" calcext:value-type="float">
            <text:p>225.0</text:p>
          </table:table-cell>
          <table:table-cell office:value-type="string" calcext:value-type="string">
            <text:p>[001]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EXP([.E16])" office:value-type="float" office:value="4.48168907033806" calcext:value-type="float">
            <text:p>4.482</text:p>
          </table:table-cell>
          <table:table-cell table:formula="of:=EXP([.F16])" office:value-type="float" office:value="1.349858807576" calcext:value-type="float">
            <text:p>1.350</text:p>
          </table:table-cell>
          <table:table-cell table:formula="of:=EXP([.G16])" office:value-type="float" office:value="1.349858807576" calcext:value-type="float">
            <text:p>1.350</text:p>
          </table:table-cell>
          <table:table-cell table:formula="of:=EXP([.H16])" office:value-type="float" office:value="1.22140275816017" calcext:value-type="float">
            <text:p>1.221</text:p>
          </table:table-cell>
          <table:table-cell table:formula="of:=EXP([.I16])" office:value-type="float" office:value="4.05519996684467" calcext:value-type="float">
            <text:p>4.055</text:p>
          </table:table-cell>
          <table:table-cell table:formula="of:=EXP([.J16])" office:value-type="float" office:value="2.22554092849247" calcext:value-type="float">
            <text:p>2.226</text:p>
          </table:table-cell>
          <table:table-cell table:formula="of:=[.K16]*[.R16]" office:value-type="float" office:value="0.711331815331018" calcext:value-type="float">
            <text:p>0.71</text:p>
          </table:table-cell>
          <table:table-cell table:formula="of:=1/([.K16]+(1/[.N16]) + 1)" office:value-type="float" office:value="0.158719581873483" calcext:value-type="float">
            <text:p>0.16</text:p>
          </table:table-cell>
          <table:table-cell table:formula="of:=[.R16]/[.N16]" office:value-type="float" office:value="0.129948602795499" calcext:value-type="float">
            <text:p>0.13</text:p>
          </table:table-cell>
          <table:table-cell table:formula="of:=[.L16]*[.U16]" office:value-type="float" office:value="0.519885153594209" calcext:value-type="float">
            <text:p>0.5</text:p>
          </table:table-cell>
          <table:table-cell table:formula="of:=1/([.L16]+(1/[.O16])+1)" office:value-type="float" office:value="0.385140394444504" calcext:value-type="float">
            <text:p>0.39</text:p>
          </table:table-cell>
          <table:table-cell table:formula="of:=[.U16]/[.O16]" office:value-type="float" office:value="0.0949744519612876" calcext:value-type="float">
            <text:p>0.09</text:p>
          </table:table-cell>
          <table:table-cell table:formula="of:=[.M16]*[.X16]" office:value-type="float" office:value="0.482232317969678" calcext:value-type="float">
            <text:p>0.48</text:p>
          </table:table-cell>
          <table:table-cell table:formula="of:=1/([.M16]+(1/[.P16])+1)" office:value-type="float" office:value="0.357246487753518" calcext:value-type="float">
            <text:p>0.36</text:p>
          </table:table-cell>
          <table:table-cell table:formula="of:=[.X16]/[.P16]" office:value-type="float" office:value="0.160521194276804" calcext:value-type="float">
            <text:p>0.16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278" calcext:value-type="float">
            <text:p>278.0</text:p>
          </table:table-cell>
          <table:table-cell office:value-type="string" calcext:value-type="string">
            <text:p>[001]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.0</text:p>
          </table:table-cell>
          <table:table-cell office:value-type="float" office:value="1.1" calcext:value-type="float">
            <text:p>1.1</text:p>
          </table:table-cell>
          <table:table-cell table:formula="of:=EXP([.E17])" office:value-type="float" office:value="9.97418245481472" calcext:value-type="float">
            <text:p>9.974</text:p>
          </table:table-cell>
          <table:table-cell table:formula="of:=EXP([.F17])" office:value-type="float" office:value="2.22554092849247" calcext:value-type="float">
            <text:p>2.226</text:p>
          </table:table-cell>
          <table:table-cell table:formula="of:=EXP([.G17])" office:value-type="float" office:value="2.22554092849247" calcext:value-type="float">
            <text:p>2.226</text:p>
          </table:table-cell>
          <table:table-cell table:formula="of:=EXP([.H17])" office:value-type="float" office:value="1.22140275816017" calcext:value-type="float">
            <text:p>1.221</text:p>
          </table:table-cell>
          <table:table-cell table:formula="of:=EXP([.I17])" office:value-type="float" office:value="7.38905609893065" calcext:value-type="float">
            <text:p>7.389</text:p>
          </table:table-cell>
          <table:table-cell table:formula="of:=EXP([.J17])" office:value-type="float" office:value="3.00416602394643" calcext:value-type="float">
            <text:p>3.004</text:p>
          </table:table-cell>
          <table:table-cell table:formula="of:=[.K17]*[.R17]" office:value-type="float" office:value="0.845777652983934" calcext:value-type="float">
            <text:p>0.85</text:p>
          </table:table-cell>
          <table:table-cell table:formula="of:=1/([.K17]+(1/[.N17]) + 1)" office:value-type="float" office:value="0.0847966895347559" calcext:value-type="float">
            <text:p>0.08</text:p>
          </table:table-cell>
          <table:table-cell table:formula="of:=[.R17]/[.N17]" office:value-type="float" office:value="0.0694256574813106" calcext:value-type="float">
            <text:p>0.07</text:p>
          </table:table-cell>
          <table:table-cell table:formula="of:=[.L17]*[.U17]" office:value-type="float" office:value="0.662190687275414" calcext:value-type="float">
            <text:p>0.7</text:p>
          </table:table-cell>
          <table:table-cell table:formula="of:=1/([.L17]+(1/[.O17])+1)" office:value-type="float" office:value="0.297541455561532" calcext:value-type="float">
            <text:p>0.30</text:p>
          </table:table-cell>
          <table:table-cell table:formula="of:=[.U17]/[.O17]" office:value-type="float" office:value="0.040267857163054" calcext:value-type="float">
            <text:p>0.04</text:p>
          </table:table-cell>
          <table:table-cell table:formula="of:=[.M17]*[.X17]" office:value-type="float" office:value="0.625430928422039" calcext:value-type="float">
            <text:p>0.63</text:p>
          </table:table-cell>
          <table:table-cell table:formula="of:=1/([.M17]+(1/[.P17])+1)" office:value-type="float" office:value="0.281024231194746" calcext:value-type="float">
            <text:p>0.28</text:p>
          </table:table-cell>
          <table:table-cell table:formula="of:=[.X17]/[.P17]" office:value-type="float" office:value="0.093544840383215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96" calcext:value-type="float">
            <text:p>96.0</text:p>
          </table:table-cell>
          <table:table-cell office:value-type="string" calcext:value-type="string">
            <text:p>[001]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table:formula="of:=EXP([.E18])" office:value-type="float" office:value="14.8797317248728" calcext:value-type="float">
            <text:p>14.880</text:p>
          </table:table-cell>
          <table:table-cell table:formula="of:=EXP([.F18])" office:value-type="float" office:value="2.71828182845904" calcext:value-type="float">
            <text:p>2.718</text:p>
          </table:table-cell>
          <table:table-cell table:formula="of:=EXP([.G18])" office:value-type="float" office:value="2.71828182845904" calcext:value-type="float">
            <text:p>2.718</text:p>
          </table:table-cell>
          <table:table-cell table:formula="of:=EXP([.H18])" office:value-type="float" office:value="1.49182469764127" calcext:value-type="float">
            <text:p>1.492</text:p>
          </table:table-cell>
          <table:table-cell table:formula="of:=EXP([.I18])" office:value-type="float" office:value="13.4637380350017" calcext:value-type="float">
            <text:p>13.464</text:p>
          </table:table-cell>
          <table:table-cell table:formula="of:=EXP([.J18])" office:value-type="float" office:value="4.05519996684467" calcext:value-type="float">
            <text:p>4.055</text:p>
          </table:table-cell>
          <table:table-cell table:formula="of:=[.K18]*[.R18]" office:value-type="float" office:value="0.899074633169927" calcext:value-type="float">
            <text:p>0.90</text:p>
          </table:table-cell>
          <table:table-cell table:formula="of:=1/([.K18]+(1/[.N18]) + 1)" office:value-type="float" office:value="0.0604227717134874" calcext:value-type="float">
            <text:p>0.06</text:p>
          </table:table-cell>
          <table:table-cell table:formula="of:=[.R18]/[.N18]" office:value-type="float" office:value="0.0405025951165858" calcext:value-type="float">
            <text:p>0.04</text:p>
          </table:table-cell>
          <table:table-cell table:formula="of:=[.L18]*[.U18]" office:value-type="float" office:value="0.716741494053312" calcext:value-type="float">
            <text:p>0.7</text:p>
          </table:table-cell>
          <table:table-cell table:formula="of:=1/([.L18]+(1/[.O18])+1)" office:value-type="float" office:value="0.263674460296717" calcext:value-type="float">
            <text:p>0.26</text:p>
          </table:table-cell>
          <table:table-cell table:formula="of:=[.U18]/[.O18]" office:value-type="float" office:value="0.0195840456499705" calcext:value-type="float">
            <text:p>0.02</text:p>
          </table:table-cell>
          <table:table-cell table:formula="of:=[.M18]*[.X18]" office:value-type="float" office:value="0.68559014557244" calcext:value-type="float">
            <text:p>0.69</text:p>
          </table:table-cell>
          <table:table-cell table:formula="of:=1/([.M18]+(1/[.P18])+1)" office:value-type="float" office:value="0.252214519625837" calcext:value-type="float">
            <text:p>0.25</text:p>
          </table:table-cell>
          <table:table-cell table:formula="of:=[.X18]/[.P18]" office:value-type="float" office:value="0.0621953348017223" calcext:value-type="float">
            <text:p>0.06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44" calcext:value-type="float">
            <text:p>44.0</text:p>
          </table:table-cell>
          <table:table-cell office:value-type="string" calcext:value-type="string">
            <text:p>[001]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7" calcext:value-type="float">
            <text:p>1.7</text:p>
          </table:table-cell>
          <table:table-cell table:formula="of:=EXP([.E19])" office:value-type="float" office:value="16.444646771097" calcext:value-type="float">
            <text:p>16.445</text:p>
          </table:table-cell>
          <table:table-cell table:formula="of:=EXP([.F19])" office:value-type="float" office:value="4.05519996684467" calcext:value-type="float">
            <text:p>4.055</text:p>
          </table:table-cell>
          <table:table-cell table:formula="of:=EXP([.G19])" office:value-type="float" office:value="3.66929666761924" calcext:value-type="float">
            <text:p>3.669</text:p>
          </table:table-cell>
          <table:table-cell table:formula="of:=EXP([.H19])" office:value-type="float" office:value="1.22140275816017" calcext:value-type="float">
            <text:p>1.221</text:p>
          </table:table-cell>
          <table:table-cell table:formula="of:=EXP([.I19])" office:value-type="float" office:value="5.4739473917272" calcext:value-type="float">
            <text:p>5.474</text:p>
          </table:table-cell>
          <table:table-cell table:formula="of:=EXP([.J19])" office:value-type="float" office:value="5.4739473917272" calcext:value-type="float">
            <text:p>5.474</text:p>
          </table:table-cell>
          <table:table-cell table:formula="of:=[.K19]*[.R19]" office:value-type="float" office:value="0.900416516568715" calcext:value-type="float">
            <text:p>0.90</text:p>
          </table:table-cell>
          <table:table-cell table:formula="of:=1/([.K19]+(1/[.N19]) + 1)" office:value-type="float" office:value="0.0547543847613242" calcext:value-type="float">
            <text:p>0.05</text:p>
          </table:table-cell>
          <table:table-cell table:formula="of:=[.R19]/[.N19]" office:value-type="float" office:value="0.0448290986699605" calcext:value-type="float">
            <text:p>0.04</text:p>
          </table:table-cell>
          <table:table-cell table:formula="of:=[.L19]*[.U19]" office:value-type="float" office:value="0.774205835981643" calcext:value-type="float">
            <text:p>0.8</text:p>
          </table:table-cell>
          <table:table-cell table:formula="of:=1/([.L19]+(1/[.O19])+1)" office:value-type="float" office:value="0.190916808618947" calcext:value-type="float">
            <text:p>0.19</text:p>
          </table:table-cell>
          <table:table-cell table:formula="of:=[.U19]/[.O19]" office:value-type="float" office:value="0.0348773553994107" calcext:value-type="float">
            <text:p>0.03</text:p>
          </table:table-cell>
          <table:table-cell table:formula="of:=[.M19]*[.X19]" office:value-type="float" office:value="0.756247248065292" calcext:value-type="float">
            <text:p>0.76</text:p>
          </table:table-cell>
          <table:table-cell table:formula="of:=1/([.M19]+(1/[.P19])+1)" office:value-type="float" office:value="0.206101418492272" calcext:value-type="float">
            <text:p>0.21</text:p>
          </table:table-cell>
          <table:table-cell table:formula="of:=[.X19]/[.P19]" office:value-type="float" office:value="0.0376513334424357" calcext:value-type="float">
            <text:p>0.0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.6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[001]</text:p>
          </table:table-cell>
          <table:table-cell office:value-type="float" office:value="3" calcext:value-type="float">
            <text:p>3.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table:formula="of:=EXP([.E20])" office:value-type="float" office:value="20.0855369231877" calcext:value-type="float">
            <text:p>20.086</text:p>
          </table:table-cell>
          <table:table-cell table:formula="of:=EXP([.F20])" office:value-type="float" office:value="2.22554092849247" calcext:value-type="float">
            <text:p>2.226</text:p>
          </table:table-cell>
          <table:table-cell table:formula="of:=EXP([.G20])" office:value-type="float" office:value="2.01375270747048" calcext:value-type="float">
            <text:p>2.014</text:p>
          </table:table-cell>
          <table:table-cell table:formula="of:=EXP([.H20])" office:value-type="float" office:value="1.22140275816017" calcext:value-type="float">
            <text:p>1.221</text:p>
          </table:table-cell>
          <table:table-cell table:formula="of:=EXP([.I20])" office:value-type="float" office:value="16.444646771097" calcext:value-type="float">
            <text:p>16.445</text:p>
          </table:table-cell>
          <table:table-cell table:formula="of:=EXP([.J20])" office:value-type="float" office:value="8.16616991256765" calcext:value-type="float">
            <text:p>8.166</text:p>
          </table:table-cell>
          <table:table-cell table:formula="of:=[.K20]*[.R20]" office:value-type="float" office:value="0.916969113966377" calcext:value-type="float">
            <text:p>0.92</text:p>
          </table:table-cell>
          <table:table-cell table:formula="of:=1/([.K20]+(1/[.N20]) + 1)" office:value-type="float" office:value="0.0456532039682636" calcext:value-type="float">
            <text:p>0.05</text:p>
          </table:table-cell>
          <table:table-cell table:formula="of:=[.R20]/[.N20]" office:value-type="float" office:value="0.0373776820653592" calcext:value-type="float">
            <text:p>0.04</text:p>
          </table:table-cell>
          <table:table-cell table:formula="of:=[.L20]*[.U20]" office:value-type="float" office:value="0.677207314284943" calcext:value-type="float">
            <text:p>0.7</text:p>
          </table:table-cell>
          <table:table-cell table:formula="of:=1/([.L20]+(1/[.O20])+1)" office:value-type="float" office:value="0.304288861020259" calcext:value-type="float">
            <text:p>0.30</text:p>
          </table:table-cell>
          <table:table-cell table:formula="of:=[.U20]/[.O20]" office:value-type="float" office:value="0.0185038246947982" calcext:value-type="float">
            <text:p>0.02</text:p>
          </table:table-cell>
          <table:table-cell table:formula="of:=[.M20]*[.X20]" office:value-type="float" office:value="0.642097711065415" calcext:value-type="float">
            <text:p>0.64</text:p>
          </table:table-cell>
          <table:table-cell table:formula="of:=1/([.M20]+(1/[.P20])+1)" office:value-type="float" office:value="0.318856286913187" calcext:value-type="float">
            <text:p>0.32</text:p>
          </table:table-cell>
          <table:table-cell table:formula="of:=[.X20]/[.P20]" office:value-type="float" office:value="0.039046002021397" calcext:value-type="float">
            <text:p>0.04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float" office:value="41" calcext:value-type="float">
            <text:p>41.0</text:p>
          </table:table-cell>
          <table:table-cell office:value-type="string" calcext:value-type="string">
            <text:p>[001]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1])" office:value-type="float" office:value="6.68589444227927" calcext:value-type="float">
            <text:p>6.686</text:p>
          </table:table-cell>
          <table:table-cell table:formula="of:=EXP([.F21])" office:value-type="float" office:value="2.45960311115695" calcext:value-type="float">
            <text:p>2.460</text:p>
          </table:table-cell>
          <table:table-cell table:formula="of:=EXP([.G21])" office:value-type="float" office:value="2.45960311115695" calcext:value-type="float">
            <text:p>2.460</text:p>
          </table:table-cell>
          <table:table-cell table:formula="of:=EXP([.H21])" office:value-type="float" office:value="1.22140275816017" calcext:value-type="float">
            <text:p>1.221</text:p>
          </table:table-cell>
          <table:table-cell table:formula="of:=EXP([.I21])" office:value-type="float" office:value="3.66929666761924" calcext:value-type="float">
            <text:p>3.669</text:p>
          </table:table-cell>
          <table:table-cell table:formula="of:=EXP([.J21])" office:value-type="float" office:value="2.71828182845904" calcext:value-type="float">
            <text:p>2.718</text:p>
          </table:table-cell>
          <table:table-cell table:formula="of:=[.K21]*[.R21]" office:value-type="float" office:value="0.786148041647874" calcext:value-type="float">
            <text:p>0.79</text:p>
          </table:table-cell>
          <table:table-cell table:formula="of:=1/([.K21]+(1/[.N21]) + 1)" office:value-type="float" office:value="0.117583077093851" calcext:value-type="float">
            <text:p>0.12</text:p>
          </table:table-cell>
          <table:table-cell table:formula="of:=[.R21]/[.N21]" office:value-type="float" office:value="0.0962688812582751" calcext:value-type="float">
            <text:p>0.10</text:p>
          </table:table-cell>
          <table:table-cell table:formula="of:=[.L21]*[.U21]" office:value-type="float" office:value="0.659033816916683" calcext:value-type="float">
            <text:p>0.7</text:p>
          </table:table-cell>
          <table:table-cell table:formula="of:=1/([.L21]+(1/[.O21])+1)" office:value-type="float" office:value="0.267943154701364" calcext:value-type="float">
            <text:p>0.27</text:p>
          </table:table-cell>
          <table:table-cell table:formula="of:=[.U21]/[.O21]" office:value-type="float" office:value="0.0730230283819527" calcext:value-type="float">
            <text:p>0.07</text:p>
          </table:table-cell>
          <table:table-cell table:formula="of:=[.M21]*[.X21]" office:value-type="float" office:value="0.642616413668741" calcext:value-type="float">
            <text:p>0.64</text:p>
          </table:table-cell>
          <table:table-cell table:formula="of:=1/([.M21]+(1/[.P21])+1)" office:value-type="float" office:value="0.261268336649024" calcext:value-type="float">
            <text:p>0.26</text:p>
          </table:table-cell>
          <table:table-cell table:formula="of:=[.X21]/[.P21]" office:value-type="float" office:value="0.0961152496822354" calcext:value-type="float">
            <text:p>0.10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.7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[001]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formula="of:=EXP([.E22])" office:value-type="float" office:value="7.38905609893065" calcext:value-type="float">
            <text:p>7.389</text:p>
          </table:table-cell>
          <table:table-cell table:formula="of:=EXP([.F22])" office:value-type="float" office:value="3.00416602394643" calcext:value-type="float">
            <text:p>3.004</text:p>
          </table:table-cell>
          <table:table-cell table:formula="of:=EXP([.G22])" office:value-type="float" office:value="3.00416602394643" calcext:value-type="float">
            <text:p>3.004</text:p>
          </table:table-cell>
          <table:table-cell table:formula="of:=EXP([.H22])" office:value-type="float" office:value="1.22140275816017" calcext:value-type="float">
            <text:p>1.221</text:p>
          </table:table-cell>
          <table:table-cell table:formula="of:=EXP([.I22])" office:value-type="float" office:value="4.05519996684467" calcext:value-type="float">
            <text:p>4.055</text:p>
          </table:table-cell>
          <table:table-cell table:formula="of:=EXP([.J22])" office:value-type="float" office:value="2.45960311115695" calcext:value-type="float">
            <text:p>2.460</text:p>
          </table:table-cell>
          <table:table-cell table:formula="of:=[.K22]*[.R22]" office:value-type="float" office:value="0.802479055791649" calcext:value-type="float">
            <text:p>0.80</text:p>
          </table:table-cell>
          <table:table-cell table:formula="of:=1/([.K22]+(1/[.N22]) + 1)" office:value-type="float" office:value="0.108603730307012" calcext:value-type="float">
            <text:p>0.11</text:p>
          </table:table-cell>
          <table:table-cell table:formula="of:=[.R22]/[.N22]" office:value-type="float" office:value="0.0889172139013383" calcext:value-type="float">
            <text:p>0.09</text:p>
          </table:table-cell>
          <table:table-cell table:formula="of:=[.L22]*[.U22]" office:value-type="float" office:value="0.706735716036483" calcext:value-type="float">
            <text:p>0.7</text:p>
          </table:table-cell>
          <table:table-cell table:formula="of:=1/([.L22]+(1/[.O22])+1)" office:value-type="float" office:value="0.235251883685202" calcext:value-type="float">
            <text:p>0.24</text:p>
          </table:table-cell>
          <table:table-cell table:formula="of:=[.U22]/[.O22]" office:value-type="float" office:value="0.0580124002783149" calcext:value-type="float">
            <text:p>0.06</text:p>
          </table:table-cell>
          <table:table-cell table:formula="of:=[.M22]*[.X22]" office:value-type="float" office:value="0.681103162689446" calcext:value-type="float">
            <text:p>0.68</text:p>
          </table:table-cell>
          <table:table-cell table:formula="of:=1/([.M22]+(1/[.P22])+1)" office:value-type="float" office:value="0.226719547874625" calcext:value-type="float">
            <text:p>0.23</text:p>
          </table:table-cell>
          <table:table-cell table:formula="of:=[.X22]/[.P22]" office:value-type="float" office:value="0.0921772894359289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" calcext:value-type="float">
            <text:p>8.8</text:p>
          </table:table-cell>
          <table:table-cell office:value-type="float" office:value="138" calcext:value-type="float">
            <text:p>138.0</text:p>
          </table:table-cell>
          <table:table-cell office:value-type="string" calcext:value-type="string">
            <text:p>[001]</text:p>
          </table:table-cell>
          <table:table-cell office:value-type="float" office:value="2" calcext:value-type="float">
            <text:p>2.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3])" office:value-type="float" office:value="7.38905609893065" calcext:value-type="float">
            <text:p>7.389</text:p>
          </table:table-cell>
          <table:table-cell table:formula="of:=EXP([.F23])" office:value-type="float" office:value="3.32011692273655" calcext:value-type="float">
            <text:p>3.320</text:p>
          </table:table-cell>
          <table:table-cell table:formula="of:=EXP([.G23])" office:value-type="float" office:value="2.71828182845904" calcext:value-type="float">
            <text:p>2.718</text:p>
          </table:table-cell>
          <table:table-cell table:formula="of:=EXP([.H23])" office:value-type="float" office:value="1.22140275816017" calcext:value-type="float">
            <text:p>1.221</text:p>
          </table:table-cell>
          <table:table-cell table:formula="of:=EXP([.I23])" office:value-type="float" office:value="3.66929666761924" calcext:value-type="float">
            <text:p>3.669</text:p>
          </table:table-cell>
          <table:table-cell table:formula="of:=EXP([.J23])" office:value-type="float" office:value="2.71828182845904" calcext:value-type="float">
            <text:p>2.718</text:p>
          </table:table-cell>
          <table:table-cell table:formula="of:=[.K23]*[.R23]" office:value-type="float" office:value="0.802479055791649" calcext:value-type="float">
            <text:p>0.80</text:p>
          </table:table-cell>
          <table:table-cell table:formula="of:=1/([.K23]+(1/[.N23]) + 1)" office:value-type="float" office:value="0.108603730307012" calcext:value-type="float">
            <text:p>0.11</text:p>
          </table:table-cell>
          <table:table-cell table:formula="of:=[.R23]/[.N23]" office:value-type="float" office:value="0.0889172139013383" calcext:value-type="float">
            <text:p>0.09</text:p>
          </table:table-cell>
          <table:table-cell table:formula="of:=[.L23]*[.U23]" office:value-type="float" office:value="0.722919850441793" calcext:value-type="float">
            <text:p>0.7</text:p>
          </table:table-cell>
          <table:table-cell table:formula="of:=1/([.L23]+(1/[.O23])+1)" office:value-type="float" office:value="0.217739274629503" calcext:value-type="float">
            <text:p>0.22</text:p>
          </table:table-cell>
          <table:table-cell table:formula="of:=[.U23]/[.O23]" office:value-type="float" office:value="0.0593408749287038" calcext:value-type="float">
            <text:p>0.06</text:p>
          </table:table-cell>
          <table:table-cell table:formula="of:=[.M23]*[.X23]" office:value-type="float" office:value="0.665240955774821" calcext:value-type="float">
            <text:p>0.67</text:p>
          </table:table-cell>
          <table:table-cell table:formula="of:=1/([.M23]+(1/[.P23])+1)" office:value-type="float" office:value="0.244728471054798" calcext:value-type="float">
            <text:p>0.24</text:p>
          </table:table-cell>
          <table:table-cell table:formula="of:=[.X23]/[.P23]" office:value-type="float" office:value="0.0900305731703807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.2</text:p>
          </table:table-cell>
          <table:table-cell office:value-type="float" office:value="115" calcext:value-type="float">
            <text:p>115.0</text:p>
          </table:table-cell>
          <table:table-cell office:value-type="string" calcext:value-type="string">
            <text:p>[001]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.9" calcext:value-type="float">
            <text:p>1.9</text:p>
          </table:table-cell>
          <table:table-cell table:formula="of:=EXP([.E24])" office:value-type="float" office:value="27.1126389206579" calcext:value-type="float">
            <text:p>27.113</text:p>
          </table:table-cell>
          <table:table-cell table:formula="of:=EXP([.F24])" office:value-type="float" office:value="6.68589444227927" calcext:value-type="float">
            <text:p>6.686</text:p>
          </table:table-cell>
          <table:table-cell table:formula="of:=EXP([.G24])" office:value-type="float" office:value="6.04964746441295" calcext:value-type="float">
            <text:p>6.050</text:p>
          </table:table-cell>
          <table:table-cell table:formula="of:=EXP([.H24])" office:value-type="float" office:value="1.49182469764127" calcext:value-type="float">
            <text:p>1.492</text:p>
          </table:table-cell>
          <table:table-cell table:formula="of:=EXP([.I24])" office:value-type="float" office:value="6.68589444227927" calcext:value-type="float">
            <text:p>6.686</text:p>
          </table:table-cell>
          <table:table-cell table:formula="of:=EXP([.J24])" office:value-type="float" office:value="6.68589444227927" calcext:value-type="float">
            <text:p>6.686</text:p>
          </table:table-cell>
          <table:table-cell table:formula="of:=[.K24]*[.R24]" office:value-type="float" office:value="0.941968438756819" calcext:value-type="float">
            <text:p>0.94</text:p>
          </table:table-cell>
          <table:table-cell table:formula="of:=1/([.K24]+(1/[.N24]) + 1)" office:value-type="float" office:value="0.0347427796133525" calcext:value-type="float">
            <text:p>0.03</text:p>
          </table:table-cell>
          <table:table-cell table:formula="of:=[.R24]/[.N24]" office:value-type="float" office:value="0.0232887816298285" calcext:value-type="float">
            <text:p>0.02</text:p>
          </table:table-cell>
          <table:table-cell table:formula="of:=[.L24]*[.U24]" office:value-type="float" office:value="0.853286447756888" calcext:value-type="float">
            <text:p>0.9</text:p>
          </table:table-cell>
          <table:table-cell table:formula="of:=1/([.L24]+(1/[.O24])+1)" office:value-type="float" office:value="0.127624875792385" calcext:value-type="float">
            <text:p>0.13</text:p>
          </table:table-cell>
          <table:table-cell table:formula="of:=[.U24]/[.O24]" office:value-type="float" office:value="0.0190886764507273" calcext:value-type="float">
            <text:p>0.02</text:p>
          </table:table-cell>
          <table:table-cell table:formula="of:=[.M24]*[.X24]" office:value-type="float" office:value="0.840320306285055" calcext:value-type="float">
            <text:p>0.84</text:p>
          </table:table-cell>
          <table:table-cell table:formula="of:=1/([.M24]+(1/[.P24])+1)" office:value-type="float" office:value="0.138904012378943" calcext:value-type="float">
            <text:p>0.14</text:p>
          </table:table-cell>
          <table:table-cell table:formula="of:=[.X24]/[.P24]" office:value-type="float" office:value="0.0207756813360022" calcext:value-type="float">
            <text:p>0.02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6" calcext:value-type="float">
            <text:p>10.6</text:p>
          </table:table-cell>
          <table:table-cell office:value-type="float" office:value="112" calcext:value-type="float">
            <text:p>112.0</text:p>
          </table:table-cell>
          <table:table-cell office:value-type="string" calcext:value-type="string">
            <text:p>[001]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.0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EXP([.E25])" office:value-type="float" office:value="13.4637380350017" calcext:value-type="float">
            <text:p>13.464</text:p>
          </table:table-cell>
          <table:table-cell table:formula="of:=EXP([.F25])" office:value-type="float" office:value="7.38905609893065" calcext:value-type="float">
            <text:p>7.389</text:p>
          </table:table-cell>
          <table:table-cell table:formula="of:=EXP([.G25])" office:value-type="float" office:value="6.68589444227927" calcext:value-type="float">
            <text:p>6.686</text:p>
          </table:table-cell>
          <table:table-cell table:formula="of:=EXP([.H25])" office:value-type="float" office:value="1.349858807576" calcext:value-type="float">
            <text:p>1.350</text:p>
          </table:table-cell>
          <table:table-cell table:formula="of:=EXP([.I25])" office:value-type="float" office:value="2.22554092849247" calcext:value-type="float">
            <text:p>2.226</text:p>
          </table:table-cell>
          <table:table-cell table:formula="of:=EXP([.J25])" office:value-type="float" office:value="2.45960311115695" calcext:value-type="float">
            <text:p>2.460</text:p>
          </table:table-cell>
          <table:table-cell table:formula="of:=[.K25]*[.R25]" office:value-type="float" office:value="0.885506805236029" calcext:value-type="float">
            <text:p>0.89</text:p>
          </table:table-cell>
          <table:table-cell table:formula="of:=1/([.K25]+(1/[.N25]) + 1)" office:value-type="float" office:value="0.0657697589580231" calcext:value-type="float">
            <text:p>0.07</text:p>
          </table:table-cell>
          <table:table-cell table:formula="of:=[.R25]/[.N25]" office:value-type="float" office:value="0.0487234358059482" calcext:value-type="float">
            <text:p>0.05</text:p>
          </table:table-cell>
          <table:table-cell table:formula="of:=[.L25]*[.U25]" office:value-type="float" office:value="0.836018802781441" calcext:value-type="float">
            <text:p>0.8</text:p>
          </table:table-cell>
          <table:table-cell table:formula="of:=1/([.L25]+(1/[.O25])+1)" office:value-type="float" office:value="0.11314284146556" calcext:value-type="float">
            <text:p>0.11</text:p>
          </table:table-cell>
          <table:table-cell table:formula="of:=[.U25]/[.O25]" office:value-type="float" office:value="0.0508383557529991" calcext:value-type="float">
            <text:p>0.05</text:p>
          </table:table-cell>
          <table:table-cell table:formula="of:=[.M25]*[.X25]" office:value-type="float" office:value="0.826187717114553" calcext:value-type="float">
            <text:p>0.83</text:p>
          </table:table-cell>
          <table:table-cell table:formula="of:=1/([.M25]+(1/[.P25])+1)" office:value-type="float" office:value="0.123571756067525" calcext:value-type="float">
            <text:p>0.12</text:p>
          </table:table-cell>
          <table:table-cell table:formula="of:=[.X25]/[.P25]" office:value-type="float" office:value="0.0502405268179218" calcext:value-type="float">
            <text:p>0.05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9" calcext:value-type="float">
            <text:p>10.9</text:p>
          </table:table-cell>
          <table:table-cell office:value-type="float" office:value="168" calcext:value-type="float">
            <text:p>168.0</text:p>
          </table:table-cell>
          <table:table-cell office:value-type="string" calcext:value-type="string">
            <text:p>[001]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formula="of:=EXP([.E26])" office:value-type="float" office:value="18.1741453694431" calcext:value-type="float">
            <text:p>18.174</text:p>
          </table:table-cell>
          <table:table-cell table:formula="of:=EXP([.F26])" office:value-type="float" office:value="4.95303242439512" calcext:value-type="float">
            <text:p>4.953</text:p>
          </table:table-cell>
          <table:table-cell table:formula="of:=EXP([.G26])" office:value-type="float" office:value="4.48168907033806" calcext:value-type="float">
            <text:p>4.482</text:p>
          </table:table-cell>
          <table:table-cell table:formula="of:=EXP([.H26])" office:value-type="float" office:value="1.64872127070013" calcext:value-type="float">
            <text:p>1.649</text:p>
          </table:table-cell>
          <table:table-cell table:formula="of:=EXP([.I26])" office:value-type="float" office:value="6.68589444227927" calcext:value-type="float">
            <text:p>6.686</text:p>
          </table:table-cell>
          <table:table-cell table:formula="of:=EXP([.J26])" office:value-type="float" office:value="6.04964746441295" calcext:value-type="float">
            <text:p>6.050</text:p>
          </table:table-cell>
          <table:table-cell table:formula="of:=[.K26]*[.R26]" office:value-type="float" office:value="0.918782823329967" calcext:value-type="float">
            <text:p>0.92</text:p>
          </table:table-cell>
          <table:table-cell table:formula="of:=1/([.K26]+(1/[.N26]) + 1)" office:value-type="float" office:value="0.0505543894721319" calcext:value-type="float">
            <text:p>0.05</text:p>
          </table:table-cell>
          <table:table-cell table:formula="of:=[.R26]/[.N26]" office:value-type="float" office:value="0.0306627871979015" calcext:value-type="float">
            <text:p>0.03</text:p>
          </table:table-cell>
          <table:table-cell table:formula="of:=[.L26]*[.U26]" office:value-type="float" office:value="0.811626450589477" calcext:value-type="float">
            <text:p>0.8</text:p>
          </table:table-cell>
          <table:table-cell table:formula="of:=1/([.L26]+(1/[.O26])+1)" office:value-type="float" office:value="0.163864554286377" calcext:value-type="float">
            <text:p>0.16</text:p>
          </table:table-cell>
          <table:table-cell table:formula="of:=[.U26]/[.O26]" office:value-type="float" office:value="0.0245089951241459" calcext:value-type="float">
            <text:p>0.02</text:p>
          </table:table-cell>
          <table:table-cell table:formula="of:=[.M26]*[.X26]" office:value-type="float" office:value="0.793642398961514" calcext:value-type="float">
            <text:p>0.79</text:p>
          </table:table-cell>
          <table:table-cell table:formula="of:=1/([.M26]+(1/[.P26])+1)" office:value-type="float" office:value="0.177085555580867" calcext:value-type="float">
            <text:p>0.18</text:p>
          </table:table-cell>
          <table:table-cell table:formula="of:=[.X26]/[.P26]" office:value-type="float" office:value="0.0292720454576192" calcext:value-type="float">
            <text:p>0.03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" calcext:value-type="float">
            <text:p>14.2</text:p>
          </table:table-cell>
          <table:table-cell office:value-type="float" office:value="220" calcext:value-type="float">
            <text:p>220.0</text:p>
          </table:table-cell>
          <table:table-cell office:value-type="string" calcext:value-type="string">
            <text:p>[001]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formula="of:=EXP([.E27])" office:value-type="float" office:value="9.02501349943412" calcext:value-type="float">
            <text:p>9.025</text:p>
          </table:table-cell>
          <table:table-cell table:formula="of:=EXP([.F27])" office:value-type="float" office:value="4.05519996684467" calcext:value-type="float">
            <text:p>4.055</text:p>
          </table:table-cell>
          <table:table-cell table:formula="of:=EXP([.G27])" office:value-type="float" office:value="3.66929666761924" calcext:value-type="float">
            <text:p>3.669</text:p>
          </table:table-cell>
          <table:table-cell table:formula="of:=EXP([.H27])" office:value-type="float" office:value="1.49182469764127" calcext:value-type="float">
            <text:p>1.492</text:p>
          </table:table-cell>
          <table:table-cell table:formula="of:=EXP([.I27])" office:value-type="float" office:value="4.48168907033806" calcext:value-type="float">
            <text:p>4.482</text:p>
          </table:table-cell>
          <table:table-cell table:formula="of:=EXP([.J27])" office:value-type="float" office:value="2.45960311115695" calcext:value-type="float">
            <text:p>2.460</text:p>
          </table:table-cell>
          <table:table-cell table:formula="of:=[.K27]*[.R27]" office:value-type="float" office:value="0.843827213154737" calcext:value-type="float">
            <text:p>0.84</text:p>
          </table:table-cell>
          <table:table-cell table:formula="of:=1/([.K27]+(1/[.N27]) + 1)" office:value-type="float" office:value="0.0934987203296312" calcext:value-type="float">
            <text:p>0.09</text:p>
          </table:table-cell>
          <table:table-cell table:formula="of:=[.R27]/[.N27]" office:value-type="float" office:value="0.0626740665156318" calcext:value-type="float">
            <text:p>0.06</text:p>
          </table:table-cell>
          <table:table-cell table:formula="of:=[.L27]*[.U27]" office:value-type="float" office:value="0.768273273796687" calcext:value-type="float">
            <text:p>0.8</text:p>
          </table:table-cell>
          <table:table-cell table:formula="of:=1/([.L27]+(1/[.O27])+1)" office:value-type="float" office:value="0.189453856795742" calcext:value-type="float">
            <text:p>0.19</text:p>
          </table:table-cell>
          <table:table-cell table:formula="of:=[.U27]/[.O27]" office:value-type="float" office:value="0.0422728694075716" calcext:value-type="float">
            <text:p>0.04</text:p>
          </table:table-cell>
          <table:table-cell table:formula="of:=[.M27]*[.X27]" office:value-type="float" office:value="0.722890720711274" calcext:value-type="float">
            <text:p>0.72</text:p>
          </table:table-cell>
          <table:table-cell table:formula="of:=1/([.M27]+(1/[.P27])+1)" office:value-type="float" office:value="0.197010704283093" calcext:value-type="float">
            <text:p>0.20</text:p>
          </table:table-cell>
          <table:table-cell table:formula="of:=[.X27]/[.P27]" office:value-type="float" office:value="0.080098575005633" calcext:value-type="float">
            <text:p>0.08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7" calcext:value-type="float">
            <text:p>18.7</text:p>
          </table:table-cell>
          <table:table-cell office:value-type="float" office:value="173" calcext:value-type="float">
            <text:p>173.0</text:p>
          </table:table-cell>
          <table:table-cell office:value-type="string" calcext:value-type="string">
            <text:p>[001]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28])" office:value-type="float" office:value="8.16616991256765" calcext:value-type="float">
            <text:p>8.166</text:p>
          </table:table-cell>
          <table:table-cell table:formula="of:=EXP([.F28])" office:value-type="float" office:value="5.4739473917272" calcext:value-type="float">
            <text:p>5.474</text:p>
          </table:table-cell>
          <table:table-cell table:formula="of:=EXP([.G28])" office:value-type="float" office:value="6.04964746441295" calcext:value-type="float">
            <text:p>6.050</text:p>
          </table:table-cell>
          <table:table-cell table:formula="of:=EXP([.H28])" office:value-type="float" office:value="1.22140275816017" calcext:value-type="float">
            <text:p>1.221</text:p>
          </table:table-cell>
          <table:table-cell table:formula="of:=EXP([.I28])" office:value-type="float" office:value="2.01375270747048" calcext:value-type="float">
            <text:p>2.014</text:p>
          </table:table-cell>
          <table:table-cell table:formula="of:=EXP([.J28])" office:value-type="float" office:value="1.349858807576" calcext:value-type="float">
            <text:p>1.350</text:p>
          </table:table-cell>
          <table:table-cell table:formula="of:=[.K28]*[.R28]" office:value-type="float" office:value="0.817851893175506" calcext:value-type="float">
            <text:p>0.82</text:p>
          </table:table-cell>
          <table:table-cell table:formula="of:=1/([.K28]+(1/[.N28]) + 1)" office:value-type="float" office:value="0.100151221678212" calcext:value-type="float">
            <text:p>0.10</text:p>
          </table:table-cell>
          <table:table-cell table:formula="of:=[.R28]/[.N28]" office:value-type="float" office:value="0.0819968851462822" calcext:value-type="float">
            <text:p>0.08</text:p>
          </table:table-cell>
          <table:table-cell table:formula="of:=[.L28]*[.U28]" office:value-type="float" office:value="0.785298287926607" calcext:value-type="float">
            <text:p>0.8</text:p>
          </table:table-cell>
          <table:table-cell table:formula="of:=1/([.L28]+(1/[.O28])+1)" office:value-type="float" office:value="0.143461058671012" calcext:value-type="float">
            <text:p>0.14</text:p>
          </table:table-cell>
          <table:table-cell table:formula="of:=[.U28]/[.O28]" office:value-type="float" office:value="0.0712406534023814" calcext:value-type="float">
            <text:p>0.07</text:p>
          </table:table-cell>
          <table:table-cell table:formula="of:=[.M28]*[.X28]" office:value-type="float" office:value="0.776545037094202" calcext:value-type="float">
            <text:p>0.78</text:p>
          </table:table-cell>
          <table:table-cell table:formula="of:=1/([.M28]+(1/[.P28])+1)" office:value-type="float" office:value="0.128362031285662" calcext:value-type="float">
            <text:p>0.13</text:p>
          </table:table-cell>
          <table:table-cell table:formula="of:=[.X28]/[.P28]" office:value-type="float" office:value="0.0950929316201355" calcext:value-type="float">
            <text:p>0.10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/00/0000</text:date>, <text:time style:data-style-name="N2" text:time-value="16:29:44.847833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6:30:04.037657766</dc:date>
    <meta:editing-duration>PT20H25M57S</meta:editing-duration>
    <meta:editing-cycles>36</meta:editing-cycles>
    <meta:generator>LibreOffice/5.2.2.2$MacOSX_X86_64 LibreOffice_project/8f96e87c890bf8fa77463cd4b640a2312823f3ad</meta:generator>
    <meta:document-statistic meta:table-count="1" meta:cell-count="684" meta:object-count="0"/>
  </office:meta>
</office:document-meta>
</file>